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437in"/>
    </style:style>
    <style:style style:name="co3" style:family="table-column">
      <style:table-column-properties fo:break-before="auto" style:column-width="0.9425in"/>
    </style:style>
    <style:style style:name="co4" style:family="table-column">
      <style:table-column-properties fo:break-before="auto" style:column-width="1.9583in"/>
    </style:style>
    <style:style style:name="co5" style:family="table-column">
      <style:table-column-properties fo:break-before="auto" style:column-width="1.2709in"/>
    </style:style>
    <style:style style:name="co6" style:family="table-column">
      <style:table-column-properties fo:break-before="auto" style:column-width="1.7189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1.0728in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1807in" fo:break-before="auto" style:use-optimal-row-height="false"/>
    </style:style>
    <style:style style:name="ro5" style:family="table-row">
      <style:table-row-properties style:row-height="0.1736in" fo:break-before="auto" style:use-optimal-row-height="true"/>
    </style:style>
    <style:style style:name="ro8" style:family="table-row">
      <style:table-row-properties style:row-height="0.3283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ackground-color="#333333" style:diagonal-bl-tr="none" style:diagonal-tl-br="none" style:text-align-source="fix" style:repeat-content="false" fo:border="0.0138in solid #000000" style:vertical-align="bottom"/>
      <style:paragraph-properties fo:text-align="center"/>
      <style:text-properties fo:color="#ffff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138in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4" style:family="table-cell" style:parent-style-name="Default" style:data-style-name="N10">
      <style:table-cell-properties fo:background-color="#333333" style:diagonal-bl-tr="none" style:diagonal-tl-br="none" style:text-align-source="fix" style:repeat-content="false" fo:border="0.0138in solid #000000" style:vertical-align="bottom"/>
      <style:paragraph-properties fo:text-align="center"/>
      <style:text-properties fo:color="#ffff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font-size-complex="10pt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fo:wrap-option="wrap" fo:border="0.0138in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wrap-option="wrap" fo:border-left="none" fo:border-right="0.0138in solid #000000" fo:border-top="none" style:vertical-align="bottom"/>
    </style:style>
    <style:style style:name="ce9" style:family="table-cell" style:parent-style-name="Default" style:data-style-name="N131">
      <style:table-cell-properties fo:background-color="#333333" style:diagonal-bl-tr="none" style:diagonal-tl-br="none" style:text-align-source="fix" style:repeat-content="false" fo:border="0.0138in solid #000000" style:vertical-align="bottom"/>
      <style:paragraph-properties fo:text-align="center"/>
      <style:text-properties fo:color="#ffff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10" style:family="table-cell" style:parent-style-name="Default" style:data-style-name="N131">
      <style:table-cell-properties style:diagonal-bl-tr="none" style:diagonal-tl-br="none" fo:border="0.0138in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 style:data-style-name="N131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12" style:family="table-cell" style:parent-style-name="Default" style:data-style-name="N131">
      <style:table-cell-properties fo:border-bottom="0.0138in solid #000000" style:diagonal-bl-tr="none" style:diagonal-tl-br="none" fo:wrap-option="wrap" fo:border-left="none" fo:border-right="none" fo:border-top="none" style:vertical-align="bottom"/>
    </style:style>
    <style:style style:name="ce13" style:family="table-cell" style:parent-style-name="Default" style:data-style-name="N131">
      <style:table-cell-properties fo:wrap-option="wrap" style:vertical-align="botto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2" table:default-cell-style-name="ce10"/>
        <table:table-column table:style-name="co8" table:default-cell-style-name="ce10"/>
        <table:table-column table:style-name="co2" table:number-columns-repeated="1011" table:default-cell-style-name="Default"/>
        <table:table-row table:style-name="ro3">
          <table:table-cell table:style-name="ce1" office:value-type="string">
            <text:p>Reference </text:p>
          </table:table-cell>
          <table:table-cell table:style-name="ce1" office:value-type="string">
            <text:p>Value 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Rating </text:p>
          </table:table-cell>
          <table:table-cell table:style-name="ce4" office:value-type="string">
            <text:p>Tolerance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Manufacture 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Manufacture Part #</text:p>
          </table:table-cell>
          <table:table-cell table:style-name="ce1" office:value-type="string">
            <text:p>Vendor Part # </text:p>
          </table:table-cell>
          <table:table-cell table:style-name="ce1" office:value-type="string">
            <text:p>Quantity 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Project Cost</text:p>
          </table:table-cell>
          <table:table-cell table:number-columns-repeated="1011"/>
        </table:table-row>
        <table:table-row table:style-name="ro4">
          <table:table-cell office:value-type="string">
            <text:p>C1</text:p>
          </table:table-cell>
          <table:table-cell office:value-type="string">
            <text:p>470nF</text:p>
          </table:table-cell>
          <table:table-cell office:value-type="float" office:value="402">
            <text:p>402</text:p>
          </table:table-cell>
          <table:table-cell office:value-type="string">
            <text:p>16v</text:p>
          </table:table-cell>
          <table:table-cell office:value-type="string">
            <text:p>±10%</text:p>
          </table:table-cell>
          <table:table-cell office:value-type="string">
            <text:p>Ceramic Chip Capacitor, X7R</text:p>
          </table:table-cell>
          <table:table-cell office:value-type="string">
            <text:p>TDK Corporation</text:p>
          </table:table-cell>
          <table:table-cell office:value-type="string">
            <text:p>Digikey</text:p>
          </table:table-cell>
          <table:table-cell office:value-type="string">
            <text:p>C1005X5R1C474K</text:p>
          </table:table-cell>
          <table:table-cell office:value-type="string">
            <text:p>445-4976-1-ND</text:p>
          </table:table-cell>
          <table:table-cell office:value-type="float" office:value="1">
            <text:p>1</text:p>
          </table:table-cell>
          <table:table-cell office:value-type="float" office:value="0.088">
            <text:p>$0.09</text:p>
          </table:table-cell>
          <table:table-cell table:formula="of:=([.K2]*[.L2])" office:value-type="float" office:value="0.088">
            <text:p>$0.09</text:p>
          </table:table-cell>
          <table:table-cell table:number-columns-repeated="1011"/>
        </table:table-row>
        <table:table-row table:style-name="ro4">
          <table:table-cell office:value-type="string">
            <text:p>C2, C4</text:p>
          </table:table-cell>
          <table:table-cell office:value-type="string">
            <text:p>10nF</text:p>
          </table:table-cell>
          <table:table-cell office:value-type="float" office:value="402">
            <text:p>402</text:p>
          </table:table-cell>
          <table:table-cell office:value-type="string">
            <text:p>50V</text:p>
          </table:table-cell>
          <table:table-cell office:value-type="string">
            <text:p>±10%</text:p>
          </table:table-cell>
          <table:table-cell office:value-type="string">
            <text:p>Ceramic Chip Capacitor, X7R</text:p>
          </table:table-cell>
          <table:table-cell office:value-type="string">
            <text:p>Murata Corporation</text:p>
          </table:table-cell>
          <table:table-cell office:value-type="string">
            <text:p>Digikey</text:p>
          </table:table-cell>
          <table:table-cell office:value-type="string">
            <text:p>GRM155R71H103KA88D</text:p>
          </table:table-cell>
          <table:table-cell office:value-type="string">
            <text:p>490-4516-1-ND</text:p>
          </table:table-cell>
          <table:table-cell office:value-type="float" office:value="1">
            <text:p>1</text:p>
          </table:table-cell>
          <table:table-cell office:value-type="float" office:value="0.035">
            <text:p>$0.04</text:p>
          </table:table-cell>
          <table:table-cell table:formula="of:=([.K3]*[.L3])" office:value-type="float" office:value="0.035">
            <text:p>$0.04</text:p>
          </table:table-cell>
          <table:table-cell table:number-columns-repeated="1011"/>
        </table:table-row>
        <table:table-row table:style-name="ro4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float" office:value="603">
            <text:p>603</text:p>
          </table:table-cell>
          <table:table-cell office:value-type="string">
            <text:p>50V</text:p>
          </table:table-cell>
          <table:table-cell office:value-type="string">
            <text:p>±10%</text:p>
          </table:table-cell>
          <table:table-cell office:value-type="string">
            <text:p>Ceramic Chip Capacitor, X7R</text:p>
          </table:table-cell>
          <table:table-cell office:value-type="string">
            <text:p>TDK Corporation</text:p>
          </table:table-cell>
          <table:table-cell office:value-type="string">
            <text:p>Digikey</text:p>
          </table:table-cell>
          <table:table-cell table:style-name="ce6" office:value-type="string">
            <text:p>C1608X7R1H104M</text:p>
          </table:table-cell>
          <table:table-cell table:style-name="ce6" office:value-type="string">
            <text:p>445-5098-1-ND</text:p>
          </table:table-cell>
          <table:table-cell office:value-type="float" office:value="1">
            <text:p>1</text:p>
          </table:table-cell>
          <table:table-cell office:value-type="float" office:value="0.021">
            <text:p>$0.02</text:p>
          </table:table-cell>
          <table:table-cell table:formula="of:=([.K4]*[.L4])" office:value-type="float" office:value="0.021">
            <text:p>$0.02</text:p>
          </table:table-cell>
          <table:table-cell table:number-columns-repeated="1011"/>
        </table:table-row>
        <table:table-row table:style-name="ro4">
          <table:table-cell office:value-type="string">
            <text:p>F1</text:p>
          </table:table-cell>
          <table:table-cell office:value-type="string">
            <text:p>3.5A</text:p>
          </table:table-cell>
          <table:table-cell office:value-type="float" office:value="1206">
            <text:p>1206</text:p>
          </table:table-cell>
          <table:table-cell office:value-type="string">
            <text:p>63VAC/VDC</text:p>
          </table:table-cell>
          <table:table-cell office:value-type="string">
            <text:p>N/A</text:p>
          </table:table-cell>
          <table:table-cell office:value-type="string">
            <text:p>Fuse, Slow, 3.5A, 63V</text:p>
          </table:table-cell>
          <table:table-cell office:value-type="string">
            <text:p>Bell Fuse Inc</text:p>
          </table:table-cell>
          <table:table-cell office:value-type="string">
            <text:p>Digikey</text:p>
          </table:table-cell>
          <table:table-cell office:value-type="string">
            <text:p>C1S 3.5</text:p>
          </table:table-cell>
          <table:table-cell office:value-type="string">
            <text:p>507-1192-2-ND</text:p>
          </table:table-cell>
          <table:table-cell office:value-type="float" office:value="1">
            <text:p>1</text:p>
          </table:table-cell>
          <table:table-cell office:value-type="float" office:value="0.161">
            <text:p>$0.16</text:p>
          </table:table-cell>
          <table:table-cell table:formula="of:=([.K5]*[.L5])" office:value-type="float" office:value="0.161">
            <text:p>$0.16</text:p>
          </table:table-cell>
          <table:table-cell table:number-columns-repeated="1011"/>
        </table:table-row>
        <table:table-row table:style-name="ro4">
          <table:table-cell office:value-type="string">
            <text:p>P1,P2</text:p>
          </table:table-cell>
          <table:table-cell office:value-type="string">
            <text:p>N/A</text:p>
          </table:table-cell>
          <table:table-cell office:value-type="string">
            <text:p>thru-0.100"</text:p>
          </table:table-cell>
          <table:table-cell table:number-columns-repeated="2" office:value-type="string">
            <text:p>N/A</text:p>
          </table:table-cell>
          <table:table-cell office:value-type="string">
            <text:p>Male, B to B, Header, Tin </text:p>
          </table:table-cell>
          <table:table-cell office:value-type="string">
            <text:p>Samtec Inc.</text:p>
          </table:table-cell>
          <table:table-cell office:value-type="string">
            <text:p>Digikey</text:p>
          </table:table-cell>
          <table:table-cell office:value-type="string">
            <text:p>TSW-108-05-T-S</text:p>
          </table:table-cell>
          <table:table-cell office:value-type="string">
            <text:p>SAM1019-08-ND</text:p>
          </table:table-cell>
          <table:table-cell office:value-type="float" office:value="2">
            <text:p>2</text:p>
          </table:table-cell>
          <table:table-cell office:value-type="float" office:value="1.18">
            <text:p>$1.18</text:p>
          </table:table-cell>
          <table:table-cell table:formula="of:=([.K6]*[.L6])" office:value-type="float" office:value="2.36">
            <text:p>$2.36</text:p>
          </table:table-cell>
          <table:table-cell table:number-columns-repeated="1011"/>
        </table:table-row>
        <table:table-row table:style-name="ro4">
          <table:table-cell office:value-type="string">
            <text:p>R1</text:p>
          </table:table-cell>
          <table:table-cell office:value-type="string">
            <text:p>1K</text:p>
          </table:table-cell>
          <table:table-cell office:value-type="string">
            <text:p>4mm J-lead</text:p>
          </table:table-cell>
          <table:table-cell office:value-type="string">
            <text:p>0.25W</text:p>
          </table:table-cell>
          <table:table-cell office:value-type="float" office:value="0.2">
            <text:p>0.2</text:p>
          </table:table-cell>
          <table:table-cell office:value-type="string">
            <text:p>Single-T Trimmer, CERM </text:p>
          </table:table-cell>
          <table:table-cell office:value-type="string">
            <text:p>Copal Electronics</text:p>
          </table:table-cell>
          <table:table-cell office:value-type="string">
            <text:p>Digikey</text:p>
          </table:table-cell>
          <table:table-cell office:value-type="string">
            <text:p>ST4ETA102</text:p>
          </table:table-cell>
          <table:table-cell office:value-type="string">
            <text:p>ST4ETA102CT-ND</text:p>
          </table:table-cell>
          <table:table-cell office:value-type="float" office:value="1">
            <text:p>1</text:p>
          </table:table-cell>
          <table:table-cell office:value-type="float" office:value="1.07">
            <text:p>$1.07</text:p>
          </table:table-cell>
          <table:table-cell table:formula="of:=([.K7]*[.L7])" office:value-type="float" office:value="1.07">
            <text:p>$1.07</text:p>
          </table:table-cell>
          <table:table-cell table:number-columns-repeated="1011"/>
        </table:table-row>
        <table:table-row table:style-name="ro4">
          <table:table-cell office:value-type="string">
            <text:p>R2, R3</text:p>
          </table:table-cell>
          <table:table-cell office:value-type="string">
            <text:p>0R1</text:p>
          </table:table-cell>
          <table:table-cell office:value-type="float" office:value="1206">
            <text:p>1206</text:p>
          </table:table-cell>
          <table:table-cell office:value-type="string">
            <text:p>0.5W</text:p>
          </table:table-cell>
          <table:table-cell office:value-type="float" office:value="0.01">
            <text:p>0.01</text:p>
          </table:table-cell>
          <table:table-cell office:value-type="string">
            <text:p>CS Resistor Carbon Comp.</text:p>
          </table:table-cell>
          <table:table-cell office:value-type="string">
            <text:p>Susumu</text:p>
          </table:table-cell>
          <table:table-cell office:value-type="string">
            <text:p>Digikey</text:p>
          </table:table-cell>
          <table:table-cell office:value-type="string">
            <text:p>RL1632R-R100-F</text:p>
          </table:table-cell>
          <table:table-cell office:value-type="string">
            <text:p>RL16R.10FCT-ND</text:p>
          </table:table-cell>
          <table:table-cell office:value-type="float" office:value="2">
            <text:p>2</text:p>
          </table:table-cell>
          <table:table-cell office:value-type="float" office:value="0.612">
            <text:p>$0.61</text:p>
          </table:table-cell>
          <table:table-cell table:formula="of:=([.K8]*[.L8])" office:value-type="float" office:value="1.224">
            <text:p>$1.22</text:p>
          </table:table-cell>
          <table:table-cell table:number-columns-repeated="1011"/>
        </table:table-row>
        <table:table-row table:style-name="ro4">
          <table:table-cell office:value-type="string">
            <text:p>R4, R5</text:p>
          </table:table-cell>
          <table:table-cell office:value-type="string">
            <text:p>10K</text:p>
          </table:table-cell>
          <table:table-cell office:value-type="float" office:value="402">
            <text:p>402</text:p>
          </table:table-cell>
          <table:table-cell office:value-type="string">
            <text:p>0.1W</text:p>
          </table:table-cell>
          <table:table-cell office:value-type="float" office:value="0.01">
            <text:p>0.01</text:p>
          </table:table-cell>
          <table:table-cell office:value-type="string">
            <text:p>Resistor, Carbon comp</text:p>
          </table:table-cell>
          <table:table-cell office:value-type="string">
            <text:p>Panasonic EGC</text:p>
          </table:table-cell>
          <table:table-cell office:value-type="string">
            <text:p>Digikey</text:p>
          </table:table-cell>
          <table:table-cell office:value-type="string">
            <text:p>ERJ-2RKF1002X</text:p>
          </table:table-cell>
          <table:table-cell office:value-type="string">
            <text:p>P10.0KLCT-ND</text:p>
          </table:table-cell>
          <table:table-cell office:value-type="float" office:value="2">
            <text:p>2</text:p>
          </table:table-cell>
          <table:table-cell office:value-type="float" office:value="0">
            <text:p>$0.00</text:p>
          </table:table-cell>
          <table:table-cell table:formula="of:=([.K9]*[.L9])" office:value-type="float" office:value="0">
            <text:p>$0.00</text:p>
          </table:table-cell>
          <table:table-cell table:number-columns-repeated="1011"/>
        </table:table-row>
        <table:table-row table:style-name="ro5">
          <table:table-cell office:value-type="string">
            <text:p>R6</text:p>
          </table:table-cell>
          <table:table-cell office:value-type="string">
            <text:p>3k</text:p>
          </table:table-cell>
          <table:table-cell office:value-type="float" office:value="402">
            <text:p>402</text:p>
          </table:table-cell>
          <table:table-cell office:value-type="string">
            <text:p>0.1W</text:p>
          </table:table-cell>
          <table:table-cell office:value-type="float" office:value="0.01">
            <text:p>0.01</text:p>
          </table:table-cell>
          <table:table-cell office:value-type="string">
            <text:p>Resistor, Carbon comp</text:p>
          </table:table-cell>
          <table:table-cell office:value-type="string">
            <text:p>Panasonic EGC</text:p>
          </table:table-cell>
          <table:table-cell office:value-type="string">
            <text:p>Digikey</text:p>
          </table:table-cell>
          <table:table-cell table:style-name="ce7" office:value-type="string">
            <text:p>ERJ-2RKF3001X</text:p>
          </table:table-cell>
          <table:table-cell office:value-type="string">
            <text:p>P3.00KLCT-ND</text:p>
          </table:table-cell>
          <table:table-cell office:value-type="float" office:value="1">
            <text:p>1</text:p>
          </table:table-cell>
          <table:table-cell office:value-type="float" office:value="0.06">
            <text:p>$0.06</text:p>
          </table:table-cell>
          <table:table-cell table:formula="of:=([.K10]*[.L10])" office:value-type="float" office:value="0.06">
            <text:p>$0.06</text:p>
          </table:table-cell>
          <table:table-cell table:number-columns-repeated="1011"/>
        </table:table-row>
        <table:table-row table:style-name="ro4">
          <table:table-cell office:value-type="string">
            <text:p>U1</text:p>
          </table:table-cell>
          <table:table-cell office:value-type="string">
            <text:p>N/A</text:p>
          </table:table-cell>
          <table:table-cell office:value-type="string">
            <text:p>TSSOP-28</text:p>
          </table:table-cell>
          <table:table-cell office:value-type="string">
            <text:p>1.6A 8~45V</text:p>
          </table:table-cell>
          <table:table-cell office:value-type="string">
            <text:p>N/A</text:p>
          </table:table-cell>
          <table:table-cell office:value-type="string">
            <text:p>Stepper Motor Driver IC</text:p>
          </table:table-cell>
          <table:table-cell office:value-type="string">
            <text:p>Texas Instruments</text:p>
          </table:table-cell>
          <table:table-cell office:value-type="string">
            <text:p>Digikey</text:p>
          </table:table-cell>
          <table:table-cell office:value-type="string">
            <text:p>DRV8824PWP</text:p>
          </table:table-cell>
          <table:table-cell office:value-type="string">
            <text:p>296-27263-5-ND</text:p>
          </table:table-cell>
          <table:table-cell office:value-type="float" office:value="1">
            <text:p>1</text:p>
          </table:table-cell>
          <table:table-cell office:value-type="float" office:value="5.46">
            <text:p>$5.46</text:p>
          </table:table-cell>
          <table:table-cell table:formula="of:=([.K11]*[.L11])" office:value-type="float" office:value="5.46">
            <text:p>$5.46</text:p>
          </table:table-cell>
          <table:table-cell table:number-columns-repeated="1011"/>
        </table:table-row>
        <table:table-row table:style-name="ro4">
          <table:table-cell table:style-name="ce3" table:number-columns-repeated="11"/>
          <table:table-cell table:style-name="ce11" table:number-columns-repeated="2"/>
          <table:table-cell table:number-columns-repeated="1011"/>
        </table:table-row>
        <table:table-row table:style-name="ro4">
          <table:table-cell table:style-name="Default" table:number-columns-repeated="11"/>
          <table:table-cell table:style-name="ce12" table:number-columns-repeated="2"/>
          <table:table-cell table:number-columns-repeated="1011"/>
        </table:table-row>
        <table:table-row table:style-name="ro4">
          <table:table-cell table:style-name="Default" table:number-columns-repeated="5"/>
          <table:table-cell table:style-name="ce5" office:value-type="string">
            <text:p>**TODO</text:p>
          </table:table-cell>
          <table:table-cell table:style-name="Default" table:number-columns-repeated="4"/>
          <table:table-cell table:style-name="ce8"/>
          <table:table-cell office:value-type="string">
            <text:p>Total</text:p>
          </table:table-cell>
          <table:table-cell table:formula="of:=SUM([.M2:.M11])" office:value-type="float" office:value="10.479">
            <text:p>$10.48</text:p>
          </table:table-cell>
          <table:table-cell table:number-columns-repeated="1011"/>
        </table:table-row>
        <table:table-row table:style-name="ro5">
          <table:table-cell table:style-name="Default" table:number-columns-repeated="5"/>
          <table:table-cell table:style-name="ce5" office:value-type="string">
            <text:p>- Qualify Value for R1</text:p>
          </table:table-cell>
          <table:table-cell table:style-name="ce5" office:value-type="string">
            <text:p>** possibe sub</text:p>
          </table:table-cell>
          <table:table-cell table:style-name="ce5" office:value-type="string">
            <text:p>ST4ETA502</text:p>
          </table:table-cell>
          <table:table-cell table:style-name="ce5" office:value-type="string">
            <text:p>5k</text:p>
          </table:table-cell>
          <table:table-cell table:style-name="Default" table:number-columns-repeated="2"/>
          <table:table-cell table:style-name="ce11" table:number-columns-repeated="2"/>
          <table:table-cell table:number-columns-repeated="1011"/>
        </table:table-row>
        <table:table-row table:style-name="ro8">
          <table:table-cell table:style-name="Default" table:number-columns-repeated="5"/>
          <table:table-cell table:style-name="ce5" office:value-type="string">
            <text:p>- R2,R3 0.256/0.8=0.32W</text:p>
          </table:table-cell>
          <table:table-cell table:style-name="ce5" office:value-type="string">
            <text:p>**select 0.5W</text:p>
          </table:table-cell>
          <table:table-cell table:style-name="ce5" office:value-type="string">
            <text:p>Possible Sub</text:p>
          </table:table-cell>
          <table:table-cell table:style-name="ce5" office:value-type="string">
            <text:p>RP20T.10FCT-ND</text:p>
          </table:table-cell>
          <table:table-cell table:style-name="ce6" office:value-type="string">
            <text:p>CSRN2512FKR400</text:p>
          </table:table-cell>
          <table:table-cell table:style-name="ce6" office:value-type="string">
            <text:p>CSRN2010FKR400</text:p>
          </table:table-cell>
          <table:table-cell table:style-name="ce13" table:number-columns-repeated="2"/>
          <table:table-cell table:number-columns-repeated="1011"/>
        </table:table-row>
        <table:table-row table:style-name="ro5">
          <table:table-cell table:style-name="Default" table:number-columns-repeated="5"/>
          <table:table-cell table:style-name="ce5" office:value-type="string">
            <text:p>- qualify Value for R6</text:p>
          </table:table-cell>
          <table:table-cell table:style-name="Default" table:number-columns-repeated="5"/>
          <table:table-cell table:style-name="ce13" table:number-columns-repeated="2"/>
          <table:table-cell table:number-columns-repeated="1011"/>
        </table:table-row>
        <table:table-row table:style-name="ro5">
          <table:table-cell table:style-name="Default" table:number-columns-repeated="5"/>
          <table:table-cell table:style-name="ce5" office:value-type="string">
            <text:p>- Substitute high cost parts</text:p>
          </table:table-cell>
          <table:table-cell table:style-name="ce5" office:value-type="string">
            <text:p>H1,H2,R1</text:p>
          </table:table-cell>
          <table:table-cell table:style-name="Default" table:number-columns-repeated="4"/>
          <table:table-cell table:style-name="ce13" table:number-columns-repeated="2"/>
          <table:table-cell table:number-columns-repeated="1011"/>
        </table:table-row>
        <table:table-row table:style-name="ro4">
          <table:table-cell table:style-name="Default" table:number-columns-repeated="11"/>
          <table:table-cell table:style-name="ce13" table:number-columns-repeated="2"/>
          <table:table-cell table:number-columns-repeated="1011"/>
        </table:table-row>
      </table:table>
      <table:table table:name="Sheet2" table:style-name="ta1">
        <table:table-column table:style-name="co2" table:number-columns-repeated="1024" table:default-cell-style-name="Default"/>
        <table:table-row table:style-name="ro6" table:number-rows-repeated="20">
          <table:table-cell table:number-columns-repeated="1024"/>
        </table:table-row>
        <table:table-row table:style-name="ro7" table:number-rows-repeated="65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1">
        <table:table-column table:style-name="co2" table:number-columns-repeated="1024" table:default-cell-style-name="Default"/>
        <table:table-row table:style-name="ro6" table:number-rows-repeated="20">
          <table:table-cell table:number-columns-repeated="1024"/>
        </table:table-row>
        <table:table-row table:style-name="ro7" table:number-rows-repeated="6551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number:number-style style:name="N131">
      <number:text>$</number:text>
      <number:number number:decimal-places="2" number:min-integer-digits="1" number:grouping="true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30">04/30/2011</text:date>, <text:time>18:1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4-30T18:16:13</dc:date>
    <meta:print-date>1969-12-31T16:00:00</meta:print-date>
    <dc:creator>Logan Hedin</dc:creator>
    <meta:editing-duration>PT86H19M59S</meta:editing-duration>
    <meta:editing-cycles>4</meta:editing-cycles>
    <meta:generator>OpenOffice.org/3.2$Unix OpenOffice.org_project/320m18$Build-9502</meta:generator>
    <meta:document-statistic meta:table-count="3" meta:cell-count="159" meta:object-count="0"/>
  </office:meta>
</office:document-meta>
</file>